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353cm" style:contextual-spacing="false" fo:line-height="115%" fo:text-align="justify" style:justify-single-word="false"/>
      <style:text-properties style:font-name="Calibri1" fo:font-size="12pt" fo:font-weight="bold" officeooo:rsid="0015a597" officeooo:paragraph-rsid="0015a597" style:font-size-asian="12pt" style:font-weight-asian="bold" style:font-size-complex="12pt" style:font-weight-complex="bold"/>
    </style:style>
    <style:style style:name="P2" style:family="paragraph" style:parent-style-name="Standard">
      <loext:graphic-properties draw:fill-gradient-name="gradient" draw:fill-hatch-name="hatch"/>
      <style:paragraph-properties fo:margin-top="0cm" fo:margin-bottom="0.353cm" style:contextual-spacing="false" fo:line-height="115%" fo:text-align="justify" style:justify-single-word="false"/>
      <style:text-properties style:font-name="Calibri1" fo:font-size="12pt" officeooo:paragraph-rsid="0015a597" style:font-size-asian="12pt" style:font-size-complex="12pt"/>
    </style:style>
    <style:style style:name="P3" style:family="paragraph" style:parent-style-name="Standard">
      <loext:graphic-properties draw:fill-gradient-name="gradient" draw:fill-hatch-name="hatch"/>
      <style:paragraph-properties fo:margin-top="0cm" fo:margin-bottom="0.353cm" style:contextual-spacing="false" fo:line-height="115%" fo:text-align="justify" style:justify-single-word="false"/>
      <style:text-properties style:font-name="Calibri1" fo:font-size="12pt" style:font-size-asian="12pt" style:font-size-complex="12pt"/>
    </style:style>
    <style:style style:name="P4" style:family="paragraph" style:parent-style-name="Standard">
      <loext:graphic-properties draw:fill-gradient-name="gradient" draw:fill-hatch-name="hatch"/>
      <style:paragraph-properties fo:text-align="justify" style:justify-single-word="false"/>
      <style:text-properties style:font-name="Calibri1" fo:font-size="12pt" style:font-size-asian="12pt" style:font-size-complex="12pt"/>
    </style:style>
    <style:style style:name="P5" style:family="paragraph" style:parent-style-name="Standard">
      <loext:graphic-properties draw:fill-gradient-name="gradient" draw:fill-hatch-name="hatch"/>
      <style:paragraph-properties fo:margin-top="0cm" fo:margin-bottom="0.353cm" style:contextual-spacing="false" fo:line-height="115%" fo:text-align="justify" style:justify-single-word="false"/>
      <style:text-properties style:font-name="Calibri1" fo:font-size="12pt" fo:language="en" fo:country="US" style:font-size-asian="12pt" style:font-size-complex="12pt"/>
    </style:style>
    <style:style style:name="T1" style:family="text">
      <style:text-properties style:font-name="Calibri" fo:font-size="11pt" fo:language="en" fo:country="US" style:font-size-asian="11pt"/>
    </style:style>
    <style:style style:name="T2" style:family="text">
      <style:text-properties style:font-name="Calibri" fo:language="en" fo:country="US"/>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1pt" fo:language="en" fo:country="US"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s text:c="44"/>Summary : Tools For Effective Learning</text:span></text:p>
      <text:p text:style-name="P2"><text:span text:style-name="T3">Every Friday at Extentia was fun, but on last Friday I experienced both fun and some fruitful information. For that, I want to thank Surbhi for giving us such useful knowledge to develop the brain learning process using some day, to-day life scenarios. Firstly, there were some fun exercises performed in which we saw how, in our comfort zone we were able to perform those exercises with ease, but, when the same exercise was done in a bit different way it was not as comfortable as it was to perform in the way we did it the first time. This shows that </text:span><text:span text:style-name="T4">"Move out of your comfort zone. You can only grow if you are willing to feel awkward and uncomfortable when you try something new." </text:span></text:p>
      <text:p text:style-name="P3"><text:span text:style-name="T3">After that, a few videos were shown to us about how the brain learns and adapts new things in different ways. As the brain matures, more and more fibers grow and the brain becomes increasingly interconnected. These interconnected networks of neurons are very important to learn new things to previous things. In another video for which one was very important about how to keep your brain healthy, which includes regular exercise, plenty of sleep and water. Stay mentally active and stress free. Also, some meditation and music helps to improve brain activity. </text:span></text:p>
      <text:p text:style-name="P3"><text:span text:style-name="T3">After that, Surbhi gave us a few good examples. The first, which demonstrated a story of a farmer who sows seeds, but for some or other reason, he didn't show consistency due to which he had to start the process all over again each and every time, but contradictory to that when the farmer showed consistency and a bit of dedication, though there were a bit of downfalls he was able to get his crops to grow not having to start the process all over again from the beginning. It told us </text:span><text:span text:style-name="T4">"Do not let it die"</text:span><text:span text:style-name="T3">, and gave us a lesson that keeping the same general routine every day helps strengthen brain connections. Showing consistency and dedication helps to achieve our goals. </text:span></text:p>
      <text:p text:style-name="P3"><text:span text:style-name="T3">In another scenario was an example of credit and debit, which told us that it is only the good or the part where we are putting efforts on, are considered by us but we are forgetting about the part on which we are missing out on. Even in a relationship, there must be a balance which needs to be there so as to be a mutual understanding between the respective individuals. Also, how we only talk about efforts which we make but avoid talking about distractions, complete important tasks first, then move on to smaller tasks. Learn how to focus on one goal at a time, remove distractions. Practice mindfulness on a regular basis. </text:span></text:p>
      <text:p text:style-name="P3"><text:span text:style-name="T3">Like this, our Friday was well spent on learning some basics but needy tips to improves our learning abilities. <text:s/></text:span></text:p>
      <text:p text:style-name="P5"/>
      <text:p text:style-name="P3"><text:span text:style-name="T3"><text:s/></text:span></text:p>
      <text:p text:style-name="P3"><text:span text:style-name="T3"><text:s/></text:span></text:p>
      <text:p text:style-name="P5"/>
      <text:p text:style-name="P3"><text:span text:style-name="T3"><text:s/></text:span></text:p>
      <text:p text:style-name="P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4T14:40:12.544000000</meta:creation-date>
    <dc:date>2023-01-24T16:29:12.148000000</dc:date>
    <meta:editing-duration>PT1H48M59S</meta:editing-duration>
    <meta:editing-cycles>1</meta:editing-cycles>
    <meta:document-statistic meta:table-count="0" meta:image-count="0" meta:object-count="0" meta:page-count="2" meta:paragraph-count="9" meta:word-count="480" meta:character-count="2748" meta:non-whitespace-character-count="2221"/>
    <meta:generator>LibreOffice/7.4.3.2$Windows_X86_64 LibreOffice_project/1048a8393ae2eeec98dff31b5c133c5f1d08b890</meta:generator>
  </office:meta>
</office:document-meta>
</file>